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a4ab" officeooo:paragraph-rsid="0016a4a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6a4ab" officeooo:paragraph-rsid="0016a4a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9085b" officeooo:paragraph-rsid="0019085b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a6af8" officeooo:paragraph-rsid="001a6af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6af8" officeooo:paragraph-rsid="001a6af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33f2" officeooo:paragraph-rsid="001c33f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56e8" officeooo:paragraph-rsid="001d56e8" style:font-weight-asian="bold" style:font-weight-complex="bold"/>
    </style:style>
    <style:style style:name="P8" style:family="paragraph" style:parent-style-name="Standard">
      <style:text-properties officeooo:rsid="0019085b" officeooo:paragraph-rsid="0019085b"/>
    </style:style>
    <style:style style:name="P9" style:family="paragraph" style:parent-style-name="Standard">
      <style:text-properties style:text-underline-style="none" fo:font-weight="normal" officeooo:rsid="001a6af8" officeooo:paragraph-rsid="001a6af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a6af8" officeooo:paragraph-rsid="001a6af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c33f2" officeooo:paragraph-rsid="001c33f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d56e8" officeooo:paragraph-rsid="001d56e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d56e8" officeooo:paragraph-rsid="001d56e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dc70c" officeooo:paragraph-rsid="001dc70c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d56e8" officeooo:paragraph-rsid="001d56e8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dc70c" officeooo:paragraph-rsid="001dc70c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dc70c" officeooo:paragraph-rsid="001dc70c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18656" officeooo:paragraph-rsid="00218656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1c6e4" officeooo:paragraph-rsid="0021c6e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c471" officeooo:paragraph-rsid="0022c47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18656" officeooo:paragraph-rsid="00218656" fo:background-color="#ffff0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18656" officeooo:paragraph-rsid="00218656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18656" officeooo:paragraph-rsid="00218656" fo:background-color="transparent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18656" officeooo:paragraph-rsid="00218656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1c6e4" officeooo:paragraph-rsid="0021c6e4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2c471" officeooo:paragraph-rsid="0022c471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fd446"/>
    </style:style>
    <style:style style:name="T4" style:family="text">
      <style:text-properties officeooo:rsid="00205a5e"/>
    </style:style>
    <style:style style:name="T5" style:family="text">
      <style:text-properties fo:background-color="#ffff99" loext:char-shading-value="0"/>
    </style:style>
    <style:style style:name="T6" style:family="text">
      <style:text-properties fo:background-color="#ffff66" loext:char-shading-value="0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B3:</text:p>
      <text:p text:style-name="P1"/>
      <text:p text:style-name="P3">SIMPLE INDEX:</text:p>
      <text:p text:style-name="P3"/>
      <text:p text:style-name="P2">CREATE INDEX:</text:p>
      <text:p text:style-name="P8">&gt; db.ChocolatesOfIndia.createIndex({"FoundingYear":1}); </text:p>
      <text:p text:style-name="P8">{ </text:p>
      <text:p text:style-name="P8"><text:tab/>"createdCollectionAutomatically" : false, </text:p>
      <text:p text:style-name="P8"><text:tab/>"numIndexesBefore" : 1, </text:p>
      <text:p text:style-name="P8"><text:tab/>"numIndexesAfter" : 2, </text:p>
      <text:p text:style-name="P8"><text:tab/>"ok" : 1 </text:p>
      <text:p text:style-name="P8">} </text:p>
      <text:p text:style-name="P8"/>
      <text:p text:style-name="P8">&gt; db.ChocolatesOfIndia.find().pretty(); </text:p>
      <text:p text:style-name="P8">{ </text:p>
      <text:p text:style-name="P8"><text:tab/>"_id" : ObjectId("5d773554c46f53ac86ae19d8"), </text:p>
      <text:p text:style-name="P8"><text:tab/>"brand" : "OLD", </text:p>
      <text:p text:style-name="P8"><text:tab/>"FoundingYear" : 1824, </text:p>
      <text:p text:style-name="P8"><text:tab/>"BestSellors" : { </text:p>
      <text:p text:style-name="P8"><text:tab/><text:tab/>"BS1" : "Celebrations", </text:p>
      <text:p text:style-name="P8"><text:tab/><text:tab/>"BS2" : "Bourneville", </text:p>
      <text:p text:style-name="P8"><text:tab/><text:tab/>"BS3" : "Silk", </text:p>
      <text:p text:style-name="P8"><text:tab/><text:tab/>"BS4" : "Gems" </text:p>
      <text:p text:style-name="P8"><text:tab/>}, </text:p>
      <text:p text:style-name="P8"><text:tab/>"MinPrice" : 5, </text:p>
      <text:p text:style-name="P8"><text:tab/>"MaxPrice" : 500 </text:p>
      <text:p text:style-name="P8">} </text:p>
      <text:p text:style-name="P8">{ </text:p>
      <text:p text:style-name="P8"><text:tab/>"_id" : ObjectId("5d7735c6c46f53ac86ae19d9"), </text:p>
      <text:p text:style-name="P8"><text:tab/>"brand" : "NEW", </text:p>
      <text:p text:style-name="P8"><text:tab/>"FoundingYear" : 1860, </text:p>
      <text:p text:style-name="P8"><text:tab/>"BestSellors" : { </text:p>
      <text:p text:style-name="P8"><text:tab/><text:tab/>"BS1" : "Senses Dark", </text:p>
      <text:p text:style-name="P8"><text:tab/><text:tab/>"BS2" : "Sene=ses Milk", </text:p>
      <text:p text:style-name="P8"><text:tab/><text:tab/>"BS3" : "KitKat" </text:p>
      <text:p text:style-name="P8"><text:tab/>} </text:p>
      <text:p text:style-name="P8">} </text:p>
      <text:p text:style-name="P8">{ </text:p>
      <text:p text:style-name="P8"><text:tab/>"_id" : ObjectId("5d7738cfc46f53ac86ae19da"), </text:p>
      <text:p text:style-name="P8"><text:tab/>"brand" : "Ferrero", </text:p>
      <text:p text:style-name="P8"><text:tab/>"FoundingYear" : 1946, </text:p>
      <text:p text:style-name="P8"><text:tab/>"BestSellors" : { </text:p>
      <text:p text:style-name="P8"><text:tab/><text:tab/>"BS1" : "Ferrero Rocher", </text:p>
      <text:p text:style-name="P8"><text:tab/><text:tab/>"BS2" : "Kinder Joy" </text:p>
      <text:p text:style-name="P8"><text:tab/>} </text:p>
      <text:p text:style-name="P8">} </text:p>
      <text:p text:style-name="P8">{ </text:p>
      <text:p text:style-name="P8"><text:tab/>"_id" : ObjectId("5d7738cfc46f53ac86ae19db"), </text:p>
      <text:p text:style-name="P8"><text:tab/>"brand" : "NEW", </text:p>
      <text:p text:style-name="P8"><text:soft-page-break/><text:tab/>"CocoaContent" : 75, </text:p>
      <text:p text:style-name="P8"><text:tab/>"BestSellors" : { </text:p>
      <text:p text:style-name="P8"><text:tab/><text:tab/>"BS1" : "Hershey's Nuggets", </text:p>
      <text:p text:style-name="P8"><text:tab/><text:tab/>"BS2" : "Jolly Rancher", </text:p>
      <text:p text:style-name="P8"><text:tab/><text:tab/>"BS3" : "Hershey Miniature" </text:p>
      <text:p text:style-name="P8"><text:tab/>}, </text:p>
      <text:p text:style-name="P8"><text:tab/>"MinPrice" : 700, </text:p>
      <text:p text:style-name="P8"><text:tab/>"MaxPrice" : 1200 </text:p>
      <text:p text:style-name="P8">} </text:p>
      <text:p text:style-name="P8">{ "_id" : ObjectId("5d7741034f61de78cbd01f97"), "brand" : "OLD" } </text:p>
      <text:p text:style-name="P8">{ </text:p>
      <text:p text:style-name="P8"><text:tab/>"_id" : ObjectId("5d7742cb9d665ae9da70ca54"), </text:p>
      <text:p text:style-name="P8"><text:tab/>"brand" : "OLD", </text:p>
      <text:p text:style-name="P8"><text:tab/>"CocoaContent" : 88 </text:p>
      <text:p text:style-name="P8">} </text:p>
      <text:p text:style-name="P8">{ "_id" : ObjectId("5d77468b9d665ae9da70ca55"), "brand" : "Toblerone" } </text:p>
      <text:p text:style-name="P1"/>
      <text:p text:style-name="P2">GET INDEX:</text:p>
      <text:p text:style-name="P8">&gt; db.ChocolatesOfIndia.getIndexes(); </text:p>
      <text:p text:style-name="P8">[ </text:p>
      <text:p text:style-name="P8"><text:tab/>{ </text:p>
      <text:p text:style-name="P8"><text:tab/><text:tab/>"v" : 1, </text:p>
      <text:p text:style-name="P8"><text:tab/><text:tab/>"key" : { </text:p>
      <text:p text:style-name="P8"><text:tab/><text:tab/><text:tab/>"_id" : 1 </text:p>
      <text:p text:style-name="P8"><text:tab/><text:tab/>}, </text:p>
      <text:p text:style-name="P8"><text:tab/><text:tab/>"name" : "_id_", </text:p>
      <text:p text:style-name="P8"><text:tab/><text:tab/>"ns" : "t31241db.ChocolatesOfIndia" </text:p>
      <text:p text:style-name="P8"><text:tab/>}, </text:p>
      <text:p text:style-name="P8"><text:tab/>{ </text:p>
      <text:p text:style-name="P8"><text:tab/><text:tab/>"v" : 1, </text:p>
      <text:p text:style-name="P8"><text:tab/><text:tab/>"key" : { </text:p>
      <text:p text:style-name="P8"><text:tab/><text:tab/><text:tab/>"FoundingYear" : 1 </text:p>
      <text:p text:style-name="P8"><text:tab/><text:tab/>}, </text:p>
      <text:p text:style-name="P8"><text:tab/><text:tab/>"name" : "FoundingYear_1", </text:p>
      <text:p text:style-name="P8"><text:tab/><text:tab/>"ns" : "t31241db.ChocolatesOfIndia" </text:p>
      <text:p text:style-name="P8"><text:tab/>} </text:p>
      <text:p text:style-name="P8">] </text:p>
      <text:p text:style-name="P8"/>
      <text:p text:style-name="P3">DROP INDEX:</text:p>
      <text:p text:style-name="P8">&gt; db.ChocolatesOfIndia.dropIndexes(); </text:p>
      <text:p text:style-name="P8">{ </text:p>
      <text:p text:style-name="P8"><text:tab/>"nIndexesWas" : 2, </text:p>
      <text:p text:style-name="P8"><text:tab/>"msg" : "non-_id indexes dropped for collection", </text:p>
      <text:p text:style-name="P8"><text:tab/>"ok" : 1 </text:p>
      <text:p text:style-name="P8">} </text:p>
      <text:p text:style-name="P8"/>
      <text:p text:style-name="P4">COMPOSITE INDEX:</text:p>
      <text:p text:style-name="P9">&gt; db.ChocolatesOfIndia.createIndex({brand:1,FoundingYear:1}); </text:p>
      <text:p text:style-name="P9">{ </text:p>
      <text:p text:style-name="P9"><text:soft-page-break/><text:tab/>"createdCollectionAutomatically" : false, </text:p>
      <text:p text:style-name="P9"><text:tab/>"numIndexesBefore" : 1, </text:p>
      <text:p text:style-name="P9"><text:tab/>"numIndexesAfter" : 2, </text:p>
      <text:p text:style-name="P9"><text:tab/>"ok" : 1 </text:p>
      <text:p text:style-name="P9">} </text:p>
      <text:p text:style-name="P9">&gt; db.ChocolatesOfIndia.find().pretty(); </text:p>
      <text:p text:style-name="P9">{ </text:p>
      <text:p text:style-name="P9"><text:tab/>"_id" : ObjectId("5d773554c46f53ac86ae19d8"), </text:p>
      <text:p text:style-name="P9"><text:tab/>"brand" : "OLD", </text:p>
      <text:p text:style-name="P9"><text:tab/>"FoundingYear" : 1824, </text:p>
      <text:p text:style-name="P9"><text:tab/>"BestSellors" : { </text:p>
      <text:p text:style-name="P9"><text:tab/><text:tab/>"BS1" : "Celebrations", </text:p>
      <text:p text:style-name="P9"><text:tab/><text:tab/>"BS2" : "Bourneville", </text:p>
      <text:p text:style-name="P9"><text:tab/><text:tab/>"BS3" : "Silk", </text:p>
      <text:p text:style-name="P9"><text:tab/><text:tab/>"BS4" : "Gems" </text:p>
      <text:p text:style-name="P9"><text:tab/>}, </text:p>
      <text:p text:style-name="P9"><text:tab/>"MinPrice" : 5, </text:p>
      <text:p text:style-name="P9"><text:tab/>"MaxPrice" : 500 </text:p>
      <text:p text:style-name="P9">} </text:p>
      <text:p text:style-name="P9">{ </text:p>
      <text:p text:style-name="P9"><text:tab/>"_id" : ObjectId("5d7735c6c46f53ac86ae19d9"), </text:p>
      <text:p text:style-name="P9"><text:tab/>"brand" : "NEW", </text:p>
      <text:p text:style-name="P9"><text:tab/>"FoundingYear" : 1860, </text:p>
      <text:p text:style-name="P9"><text:tab/>"BestSellors" : { </text:p>
      <text:p text:style-name="P9"><text:tab/><text:tab/>"BS1" : "Senses Dark", </text:p>
      <text:p text:style-name="P9"><text:tab/><text:tab/>"BS2" : "Sene=ses Milk", </text:p>
      <text:p text:style-name="P9"><text:tab/><text:tab/>"BS3" : "KitKat" </text:p>
      <text:p text:style-name="P9"><text:tab/>} </text:p>
      <text:p text:style-name="P9">} </text:p>
      <text:p text:style-name="P9">{ </text:p>
      <text:p text:style-name="P9"><text:tab/>"_id" : ObjectId("5d7738cfc46f53ac86ae19da"), </text:p>
      <text:p text:style-name="P9"><text:tab/>"brand" : "Ferrero", </text:p>
      <text:p text:style-name="P9"><text:tab/>"FoundingYear" : 1946, </text:p>
      <text:p text:style-name="P9"><text:tab/>"BestSellors" : { </text:p>
      <text:p text:style-name="P9"><text:tab/><text:tab/>"BS1" : "Ferrero Rocher", </text:p>
      <text:p text:style-name="P9"><text:tab/><text:tab/>"BS2" : "Kinder Joy" </text:p>
      <text:p text:style-name="P9"><text:tab/>} </text:p>
      <text:p text:style-name="P9">} </text:p>
      <text:p text:style-name="P9">{ </text:p>
      <text:p text:style-name="P9"><text:tab/>"_id" : ObjectId("5d7738cfc46f53ac86ae19db"), </text:p>
      <text:p text:style-name="P9"><text:tab/>"brand" : "NEW", </text:p>
      <text:p text:style-name="P9"><text:tab/>"CocoaContent" : 75, </text:p>
      <text:p text:style-name="P9"><text:tab/>"BestSellors" : { </text:p>
      <text:p text:style-name="P9"><text:tab/><text:tab/>"BS1" : "Hershey's Nuggets", </text:p>
      <text:p text:style-name="P9"><text:tab/><text:tab/>"BS2" : "Jolly Rancher", </text:p>
      <text:p text:style-name="P9"><text:tab/><text:tab/>"BS3" : "Hershey Miniature" </text:p>
      <text:p text:style-name="P9"><text:tab/>}, </text:p>
      <text:p text:style-name="P9"><text:tab/>"MinPrice" : 700, </text:p>
      <text:p text:style-name="P9"><text:tab/>"MaxPrice" : 1200 </text:p>
      <text:p text:style-name="P9"><text:soft-page-break/>} </text:p>
      <text:p text:style-name="P9">{ "_id" : ObjectId("5d7741034f61de78cbd01f97"), "brand" : "OLD" } </text:p>
      <text:p text:style-name="P9">{ </text:p>
      <text:p text:style-name="P9"><text:tab/>"_id" : ObjectId("5d7742cb9d665ae9da70ca54"), </text:p>
      <text:p text:style-name="P9"><text:tab/>"brand" : "OLD", </text:p>
      <text:p text:style-name="P9"><text:tab/>"CocoaContent" : 88 </text:p>
      <text:p text:style-name="P9">} </text:p>
      <text:p text:style-name="P9">{ "_id" : ObjectId("5d77468b9d665ae9da70ca55"), "brand" : "Toblerone" } </text:p>
      <text:p text:style-name="P9"/>
      <text:p text:style-name="P9"/>
      <text:p text:style-name="P4">NAMING INDEX:</text:p>
      <text:p text:style-name="P10">&gt; db.ChocolatesOfIndia.createIndex({brand:-1},{name:"BrandsOfChocolates"}); </text:p>
      <text:p text:style-name="P10">{ </text:p>
      <text:p text:style-name="P10"><text:tab/>"createdCollectionAutomatically" : false, </text:p>
      <text:p text:style-name="P10"><text:tab/>"numIndexesBefore" : 1, </text:p>
      <text:p text:style-name="P10"><text:tab/>"numIndexesAfter" : 2, </text:p>
      <text:p text:style-name="P10"><text:tab/>"ok" : 1 </text:p>
      <text:p text:style-name="P10">} </text:p>
      <text:p text:style-name="P10">&gt; db.ChocolatesOfIndia.getIndexes(); </text:p>
      <text:p text:style-name="P10">[ </text:p>
      <text:p text:style-name="P10"><text:tab/>{ </text:p>
      <text:p text:style-name="P10"><text:tab/><text:tab/>"v" : 1, </text:p>
      <text:p text:style-name="P10"><text:tab/><text:tab/>"key" : { </text:p>
      <text:p text:style-name="P10"><text:tab/><text:tab/><text:tab/>"_id" : 1 </text:p>
      <text:p text:style-name="P10"><text:tab/><text:tab/>}, </text:p>
      <text:p text:style-name="P10"><text:tab/><text:tab/>"name" : "_id_", </text:p>
      <text:p text:style-name="P10"><text:tab/><text:tab/>"ns" : "t31241db.ChocolatesOfIndia" </text:p>
      <text:p text:style-name="P10"><text:tab/>}, </text:p>
      <text:p text:style-name="P10"><text:tab/>{ </text:p>
      <text:p text:style-name="P10"><text:tab/><text:tab/>"v" : 1, </text:p>
      <text:p text:style-name="P10"><text:tab/><text:tab/>"key" : { </text:p>
      <text:p text:style-name="P10"><text:tab/><text:tab/><text:tab/>"brand" : -1 </text:p>
      <text:p text:style-name="P10"><text:tab/><text:tab/>}, </text:p>
      <text:p text:style-name="P10"><text:tab/><text:tab/>"name" : "BrandsOfChocolates", </text:p>
      <text:p text:style-name="P10"><text:tab/><text:tab/>"ns" : "t31241db.ChocolatesOfIndia" </text:p>
      <text:p text:style-name="P10"><text:tab/>} </text:p>
      <text:p text:style-name="P10">] </text:p>
      <text:p text:style-name="P10"/>
      <text:p text:style-name="P5">EXPLAIN:</text:p>
      <text:p text:style-name="P10">&gt; db.ChocolatesOfIndia.find().pretty().explain(); </text:p>
      <text:p text:style-name="P10">{ </text:p>
      <text:p text:style-name="P10"><text:tab/>"queryPlanner" : { </text:p>
      <text:p text:style-name="P10"><text:tab/><text:tab/>"plannerVersion" : 1, </text:p>
      <text:p text:style-name="P10"><text:tab/><text:tab/>"namespace" : "t31241db.ChocolatesOfIndia", </text:p>
      <text:p text:style-name="P10"><text:tab/><text:tab/>"indexFilterSet" : false, </text:p>
      <text:p text:style-name="P10"><text:tab/><text:tab/>"parsedQuery" : { </text:p>
      <text:p text:style-name="P10"><text:tab/><text:tab/><text:tab/>"$and" : [ ] </text:p>
      <text:p text:style-name="P10"><text:tab/><text:tab/>}, </text:p>
      <text:p text:style-name="P10"><text:tab/><text:tab/>"winningPlan" : { </text:p>
      <text:p text:style-name="P10"><text:soft-page-break/><text:tab/><text:tab/><text:tab/>"stage" : "COLLSCAN", </text:p>
      <text:p text:style-name="P10"><text:tab/><text:tab/><text:tab/>"filter" : { </text:p>
      <text:p text:style-name="P10"><text:tab/><text:tab/><text:tab/><text:tab/>"$and" : [ ] </text:p>
      <text:p text:style-name="P10"><text:tab/><text:tab/><text:tab/>}, </text:p>
      <text:p text:style-name="P10"><text:tab/><text:tab/><text:tab/>"direction" : "forward" </text:p>
      <text:p text:style-name="P10"><text:tab/><text:tab/>}, </text:p>
      <text:p text:style-name="P10"><text:tab/><text:tab/>"rejectedPlans" : [ ] </text:p>
      <text:p text:style-name="P10"><text:tab/>}, </text:p>
      <text:p text:style-name="P10"><text:tab/>"serverInfo" : { </text:p>
      <text:p text:style-name="P10"><text:tab/><text:tab/>"host" : "localhost.localdomain", </text:p>
      <text:p text:style-name="P10"><text:tab/><text:tab/>"port" : 27017, </text:p>
      <text:p text:style-name="P10"><text:tab/><text:tab/>"version" : "3.0.4", </text:p>
      <text:p text:style-name="P10"><text:tab/><text:tab/>"gitVersion" : "0481c958daeb2969800511e7475dc66986fa9ed5" </text:p>
      <text:p text:style-name="P10"><text:tab/>}, </text:p>
      <text:p text:style-name="P10"><text:tab/>"ok" : 1 </text:p>
      <text:p text:style-name="P10">} </text:p>
      <text:p text:style-name="P10"/>
      <text:p text:style-name="P11"><text:span text:style-name="T1">UNIQUE:</text:span> (FAILS ON BRAND NAME BECAUSE DUPLICATE ENTRIES PRESENT!)</text:p>
      <text:p text:style-name="P11">&gt; db.ChocolatesOfIndia.createIndex({brand:1},{unique:true}) </text:p>
      <text:p text:style-name="P11">{ </text:p>
      <text:p text:style-name="P11"><text:tab/>"createdCollectionAutomatically" : false, </text:p>
      <text:p text:style-name="P11"><text:tab/>"numIndexesBefore" : 2, </text:p>
      <text:p text:style-name="P11"><text:tab/>"errmsg" : "exception: E11000 duplicate key error index: t31241db.ChocolatesOfIndia.$brand_1 dup key: { : \"NEW\" }", </text:p>
      <text:p text:style-name="P11"><text:tab/>"code" : 11000, </text:p>
      <text:p text:style-name="P11"><text:tab/>"ok" : 0 </text:p>
      <text:p text:style-name="P11">} </text:p>
      <text:p text:style-name="P11"/>
      <text:p text:style-name="P11">(CREATES INDEX BECAUSE NO DUPLICATION PRESENT)</text:p>
      <text:p text:style-name="P11">&gt; db.ChocolatesOfIndia.createIndex({brand:1,_id:-1},{unique:true}) </text:p>
      <text:p text:style-name="P11">{ </text:p>
      <text:p text:style-name="P11"><text:tab/>"createdCollectionAutomatically" : false, </text:p>
      <text:p text:style-name="P11"><text:tab/>"numIndexesBefore" : 2, </text:p>
      <text:p text:style-name="P11"><text:tab/>"numIndexesAfter" : 3, </text:p>
      <text:p text:style-name="P11"><text:tab/>"ok" : 1 </text:p>
      <text:p text:style-name="P11">} </text:p>
      <text:p text:style-name="P11"/>
      <text:p text:style-name="P6">INDEX ON EMBEDDED DOC:</text:p>
      <text:p text:style-name="P11">&gt; db.ChocolatesOfIndia.createIndex({"BestSellors.BS1":1}); </text:p>
      <text:p text:style-name="P11">{ </text:p>
      <text:p text:style-name="P11"><text:tab/>"createdCollectionAutomatically" : false, </text:p>
      <text:p text:style-name="P11"><text:tab/>"numIndexesBefore" : 3, </text:p>
      <text:p text:style-name="P11"><text:tab/>"numIndexesAfter" : 4, </text:p>
      <text:p text:style-name="P11"><text:tab/>"ok" : 1 </text:p>
      <text:p text:style-name="P11">} </text:p>
      <text:p text:style-name="P11"/>
      <text:p text:style-name="P11"/>
      <text:p text:style-name="P11"/>
      <text:p text:style-name="P11"/>
      <text:p text:style-name="P7"><text:soft-page-break/>AGGREGATION:</text:p>
      <text:p text:style-name="P7"/>
      <text:p text:style-name="P7">COUNT:</text:p>
      <text:p text:style-name="P12">&gt; db.ChocolatesOfIndia.find({"brand":"OLD"}).<text:span text:style-name="T2">count</text:span>(); </text:p>
      <text:p text:style-name="P12">3 </text:p>
      <text:p text:style-name="P7"/>
      <text:p text:style-name="P7">DISTINCT:</text:p>
      <text:p text:style-name="P13">&gt; db.ChocolatesOfIndia.<text:span text:style-name="T2">distinct</text:span>("brand"); </text:p>
      <text:p text:style-name="P13">[ "Toblerone", "OLD", "NEW", "Ferrero" ] </text:p>
      <text:p text:style-name="P15"/>
      <text:p text:style-name="P15">EMBEDDED:</text:p>
      <text:p text:style-name="P13">&gt; db.ChocolatesOfIndia.<text:span text:style-name="T2">distinct</text:span>("BestSellors"); </text:p>
      <text:p text:style-name="P13">[ </text:p>
      <text:p text:style-name="P13"><text:tab/>{ </text:p>
      <text:p text:style-name="P13"><text:tab/><text:tab/>"BS1" : "Celebrations", </text:p>
      <text:p text:style-name="P13"><text:tab/><text:tab/>"BS2" : "Bourneville", </text:p>
      <text:p text:style-name="P13"><text:tab/><text:tab/>"BS3" : "Silk", </text:p>
      <text:p text:style-name="P13"><text:tab/><text:tab/>"BS4" : "Gems" </text:p>
      <text:p text:style-name="P13"><text:tab/>}, </text:p>
      <text:p text:style-name="P13"><text:tab/>{ </text:p>
      <text:p text:style-name="P13"><text:tab/><text:tab/>"BS1" : "Senses Dark", </text:p>
      <text:p text:style-name="P13"><text:tab/><text:tab/>"BS2" : "Sene=ses Milk", </text:p>
      <text:p text:style-name="P13"><text:tab/><text:tab/>"BS3" : "KitKat" </text:p>
      <text:p text:style-name="P13"><text:tab/>}, </text:p>
      <text:p text:style-name="P13"><text:tab/>{ </text:p>
      <text:p text:style-name="P13"><text:tab/><text:tab/>"BS1" : "Ferrero Rocher", </text:p>
      <text:p text:style-name="P13"><text:tab/><text:tab/>"BS2" : "Kinder Joy" </text:p>
      <text:p text:style-name="P13"><text:tab/>}, </text:p>
      <text:p text:style-name="P13"><text:tab/>{ </text:p>
      <text:p text:style-name="P13"><text:tab/><text:tab/>"BS1" : "Hershey's Nuggets", </text:p>
      <text:p text:style-name="P13"><text:tab/><text:tab/>"BS2" : "Jolly Rancher", </text:p>
      <text:p text:style-name="P13"><text:tab/><text:tab/>"BS3" : "Hershey Miniature" </text:p>
      <text:p text:style-name="P13"><text:tab/>} </text:p>
      <text:p text:style-name="P13">] </text:p>
      <text:p text:style-name="P15"/>
      <text:p text:style-name="P15">EMBEDDED DOC</text:p>
      <text:p text:style-name="P13">&gt; db.ChocolatesOfIndia.<text:span text:style-name="T2">distinct</text:span>("BestSellors.BS1"); </text:p>
      <text:p text:style-name="P13">[ "Celebrations", "Ferrero Rocher", "Hershey's Nuggets", "Senses Dark" ] </text:p>
      <text:p text:style-name="P15"/>
      <text:p text:style-name="P16">WHERE <text:span text:style-name="T3">(Match)</text:span>:</text:p>
      <text:p text:style-name="P14">&gt; db.ChocolatesOfIndia.<text:span text:style-name="T2">aggregate</text:span>({$<text:span text:style-name="T2">match</text:span>:{"brand":"OLD"}}).pretty(); </text:p>
      <text:p text:style-name="P14">{ </text:p>
      <text:p text:style-name="P14"><text:tab/>"_id" : ObjectId("5d773554c46f53ac86ae19d8"), </text:p>
      <text:p text:style-name="P14"><text:tab/>"brand" : "OLD", </text:p>
      <text:p text:style-name="P14"><text:tab/>"FoundingYear" : 1824, </text:p>
      <text:p text:style-name="P14"><text:tab/>"BestSellors" : { </text:p>
      <text:p text:style-name="P14"><text:tab/><text:tab/>"BS1" : "Celebrations", </text:p>
      <text:p text:style-name="P14"><text:tab/><text:tab/>"BS2" : "Bourneville", </text:p>
      <text:p text:style-name="P14"><text:tab/><text:tab/>"BS3" : "Silk", </text:p>
      <text:p text:style-name="P14"><text:soft-page-break/><text:tab/><text:tab/>"BS4" : "Gems" </text:p>
      <text:p text:style-name="P14"><text:tab/>}, </text:p>
      <text:p text:style-name="P14"><text:tab/>"MinPrice" : 5, </text:p>
      <text:p text:style-name="P14"><text:tab/>"MaxPrice" : 500 </text:p>
      <text:p text:style-name="P14">} </text:p>
      <text:p text:style-name="P14">{ "_id" : ObjectId("5d7741034f61de78cbd01f97"), "brand" : "OLD" } </text:p>
      <text:p text:style-name="P14">{ </text:p>
      <text:p text:style-name="P14"><text:tab/>"_id" : ObjectId("5d7742cb9d665ae9da70ca54"), </text:p>
      <text:p text:style-name="P14"><text:tab/>"brand" : "OLD", </text:p>
      <text:p text:style-name="P14"><text:tab/>"CocoaContent" : 88 </text:p>
      <text:p text:style-name="P14">} </text:p>
      <text:p text:style-name="P16"/>
      <text:p text:style-name="P16">GROUP:</text:p>
      <text:p text:style-name="P14">&gt; db.ChocolatesOfIndia.<text:span text:style-name="T2">aggregate</text:span>([{$<text:span text:style-name="T2">match</text:span>:{"brand":"OLD"}},{$<text:span text:style-name="T2">group</text:span>:{_id:null,totalDocs:{$sum:1}}}]).pretty(); </text:p>
      <text:p text:style-name="P14">{ "_id" : null, "totalDocs" : 3 } </text:p>
      <text:p text:style-name="P14"/>
      <text:p text:style-name="P18">&gt; db.ChocolatesOfIndia.<text:span text:style-name="T2">aggregate</text:span>([{$<text:span text:style-name="T2">match</text:span>:{"brand":"OLD"}},{$<text:span text:style-name="T2">group</text:span>:{_id:"$FoundingYear",totalDocs:{$sum:1}}}]).pretty();</text:p>
      <text:p text:style-name="P18">{ "_id" : 1872, "totalDocs" : 1 }</text:p>
      <text:p text:style-name="P18">{ "_id" : 1856, "totalDocs" : 3 }</text:p>
      <text:p text:style-name="P18">{ "_id" : null, "totalDocs" : 2 }</text:p>
      <text:p text:style-name="P18">{ "_id" : 1824, "totalDocs" : 3 }</text:p>
      <text:p text:style-name="P14"/>
      <text:p text:style-name="P23">SORT:</text:p>
      <text:p text:style-name="P21"/>
      <text:p text:style-name="P22">&gt; db.ChocolatesOfIndia.aggregate([{$<text:span text:style-name="T6">match</text:span>:{"brand":"OLD"}},{$<text:span text:style-name="T6">group</text:span>:{_id:"$FoundingYear",MinIncome:{$sum:"$MinPrice"}}},{$<text:span text:style-name="T6">sort</text:span>:{MinIncome:1}}]).pretty();</text:p>
      <text:p text:style-name="P22">{ "_id" : null, "MinIncome" : 0 }</text:p>
      <text:p text:style-name="P22">{ "_id" : 1824, "MinIncome" : 40 }</text:p>
      <text:p text:style-name="P22">{ "_id" : 1872, "MinIncome" : 60 }</text:p>
      <text:p text:style-name="P22">{ "_id" : 1856, "MinIncome" : 155 }</text:p>
      <text:p text:style-name="P14"/>
      <text:p text:style-name="P24">LIMIT:</text:p>
      <text:p text:style-name="P24"/>
      <text:p text:style-name="P18">&gt;db.ChocolatesOfIndia.<text:span text:style-name="T6">aggregate</text:span>([{$<text:span text:style-name="T6">match</text:span>:{"brand":"OLD"}},{$<text:span text:style-name="T6">group</text:span>:{_id:"$FoundingYear",MinIncome:{$sum:"$MinPrice"}}},{$<text:span text:style-name="T6">sort</text:span>:{MinIncome:1}},{$<text:span text:style-name="T6">limit</text:span>:3}]).pretty();</text:p>
      <text:p text:style-name="P18">{ "_id" : null, "MinIncome" : 0 }</text:p>
      <text:p text:style-name="P18">{ "_id" : 1824, "MinIncome" : 40 }</text:p>
      <text:p text:style-name="P18">{ "_id" : 1872, "MinIncome" : 60 }</text:p>
      <text:p text:style-name="P18"/>
      <text:p text:style-name="P18">&gt;db.ChocolatesOfIndia.<text:span text:style-name="T6">aggregate</text:span>([{$<text:span text:style-name="T6">match</text:span>:{"brand":"OLD"}},{$<text:span text:style-name="T6">group</text:span>:{_id:"$FoundingYear",MinIncome:{$sum:"$MinPrice"}}},{$<text:span text:style-name="T6">sort</text:span>:{MinIncome:-1}},{$<text:span text:style-name="T6">limit</text:span>:3}]).pretty();</text:p>
      <text:p text:style-name="P18">{ "_id" : 1856, "MinIncome" : 155 }</text:p>
      <text:p text:style-name="P18">{ "_id" : 1872, "MinIncome" : 60 }</text:p>
      <text:p text:style-name="P18">{ "_id" : 1824, "MinIncome" : 40 }</text:p>
      <text:p text:style-name="P18"/>
      <text:p text:style-name="P18"><text:soft-page-break/></text:p>
      <text:p text:style-name="P14">db.ChocolatesOfIndia.insert({"brand" : "OLD", "FoundingYear" : <text:span text:style-name="T4">1856</text:span>, "BestSellors" : { "BS1" : "Celebrations", "BS2" : "Bourneville", "BS4" : "Gems" }, "MinPrice" : 50, "MaxPrice" : 570 } } );</text:p>
      <text:p text:style-name="P14"/>
      <text:p text:style-name="P25">SKIP:</text:p>
      <text:p text:style-name="P25"/>
      <text:p text:style-name="P19">&gt; db.ChocolatesOfIndia.<text:span text:style-name="T6">aggregate</text:span>([{$<text:span text:style-name="T6">match</text:span>:{"brand":"OLD"}},{$<text:span text:style-name="T6">group</text:span>:{_id:"$FoundingYear",MinIncome:{$sum:"$MinPrice"}}},{$<text:span text:style-name="T6">sort</text:span>:{MinIncome:-1}},{$<text:span text:style-name="T6">limit</text:span>:3},{$<text:span text:style-name="T6">skip</text:span>:1}]).pretty();</text:p>
      <text:p text:style-name="P19">{ "_id" : 1872, "MinIncome" : 60 }</text:p>
      <text:p text:style-name="P19">{ "_id" : 1824, "MinIncome" : 40 }</text:p>
      <text:p text:style-name="P19"/>
      <text:p text:style-name="P19"><text:span text:style-name="T1">PROJECT</text:span>:</text:p>
      <text:p text:style-name="P19"/>
      <text:p text:style-name="P19">&gt; db.ChocolatesOfIndia.<text:span text:style-name="T6">aggregate</text:span>([{$<text:span text:style-name="T6">project</text:span>:{brand:1,FoundingYear:1,MinPrice:1}},{$<text:span text:style-name="T6">match</text:span>:{"brand":"OLD"}},{$<text:span text:style-name="T6">group</text:span>:{_id:"$FoundingYear",MinIncome:{$sum:"$MinPrice"}}},{$<text:span text:style-name="T6">sort</text:span>:{MinIncome:-1}},{$<text:span text:style-name="T6">limit</text:span>:3},{$<text:span text:style-name="T6">skip</text:span>:1}]).pretty();</text:p>
      <text:p text:style-name="P19">{ "_id" : 1872, "MinIncome" : 60 }</text:p>
      <text:p text:style-name="P19">{ "_id" : 1824, "MinIncome" : 40 }</text:p>
      <text:p text:style-name="P19"/>
      <text:p text:style-name="P26">MAP REDUCE:</text:p>
      <text:p text:style-name="P26"/>
      <text:p text:style-name="P20">&gt; var <text:span text:style-name="T6">mapfunction1</text:span>=function(){emit(this.brand,this.MinPrice)}</text:p>
      <text:p text:style-name="P20">&gt; var <text:span text:style-name="T6">reducefuinction1</text:span>=function(keyBrand,minInc){return Array.sum(minInc)}</text:p>
      <text:p text:style-name="P20">&gt; db.ChocolatesOfIndia.<text:span text:style-name="T6">mapReduce</text:span>(mapfunction1,reducefuinction1,{out:"MapReduceExample"})</text:p>
      <text:p text:style-name="P20">{</text:p>
      <text:p text:style-name="P20"><text:tab/>"result" : "MapReduceExample",</text:p>
      <text:p text:style-name="P20"><text:tab/>"timeMillis" : 68,</text:p>
      <text:p text:style-name="P20"><text:tab/>"counts" : {</text:p>
      <text:p text:style-name="P20"><text:tab/><text:tab/>"input" : 13,</text:p>
      <text:p text:style-name="P20"><text:tab/><text:tab/>"emit" : 13,</text:p>
      <text:p text:style-name="P20"><text:tab/><text:tab/>"reduce" : 2,</text:p>
      <text:p text:style-name="P20"><text:tab/><text:tab/>"output" : 4</text:p>
      <text:p text:style-name="P20"><text:tab/>},</text:p>
      <text:p text:style-name="P20"><text:tab/>"ok" : 1</text:p>
      <text:p text:style-name="P20">}</text:p>
      <text:p text:style-name="P20">&gt; db.<text:span text:style-name="T6">MapReduceExample</text:span>.find().pretty();</text:p>
      <text:p text:style-name="P20">{ "_id" : "Ferrero", "value" : null }</text:p>
      <text:p text:style-name="P20">{ "_id" : "NEW", "value" : 700 }</text:p>
      <text:p text:style-name="P20">{ "_id" : "OLD", "value" : 255 }</text:p>
      <text:p text:style-name="P20">{ "_id" : "Toblerone", "value" : null }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9-09-19T13:44:39.336505716</meta:creation-date>
    <dc:date>2019-09-24T11:21:55.156779875</dc:date>
    <dc:creator>student </dc:creator>
    <meta:editing-duration>PT2H8M41S</meta:editing-duration>
    <meta:editing-cycles>7</meta:editing-cycles>
    <meta:generator>LibreOffice/4.2.8.2$Linux_X86_64 LibreOffice_project/420$Build-2</meta:generator>
    <meta:document-statistic meta:table-count="0" meta:image-count="0" meta:object-count="0" meta:page-count="8" meta:paragraph-count="335" meta:word-count="1004" meta:character-count="8464" meta:non-whitespace-character-count="7183"/>
  </office:meta>
</office:document-meta>
</file>